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24e6d8"/>
    </style:style>
    <style:style style:name="P4" style:family="paragraph" style:parent-style-name="Table_20_Contents">
      <style:text-properties officeooo:rsid="0008c033" officeooo:paragraph-rsid="0024e8d6"/>
    </style:style>
    <style:style style:name="P5" style:family="paragraph" style:parent-style-name="Table_20_Contents">
      <style:text-properties officeooo:rsid="002180dd" officeooo:paragraph-rsid="0024e6d8"/>
    </style:style>
    <style:style style:name="P6" style:family="paragraph" style:parent-style-name="Table_20_Contents">
      <style:text-properties officeooo:rsid="00093f40" officeooo:paragraph-rsid="0024e6d8"/>
    </style:style>
    <style:style style:name="P7" style:family="paragraph" style:parent-style-name="Table_20_Contents">
      <style:text-properties officeooo:rsid="00251d27" officeooo:paragraph-rsid="002ba94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text-properties officeooo:rsid="001e4647" officeooo:paragraph-rsid="001336ca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2bf114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3" style:family="paragraph" style:parent-style-name="Azione_20_attore" style:list-style-name="Numerazione_20_UC">
      <style:text-properties officeooo:rsid="0008c033" officeooo:paragraph-rsid="0026e6ec"/>
    </style:style>
    <style:style style:name="P14" style:family="paragraph" style:parent-style-name="Azione_20_sistema">
      <style:text-properties officeooo:rsid="0008c033" officeooo:paragraph-rsid="0008c03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2180dd"/>
    </style:style>
    <style:style style:name="T8" style:family="text">
      <style:text-properties officeooo:rsid="00234309"/>
    </style:style>
    <style:style style:name="T9" style:family="text">
      <style:text-properties officeooo:rsid="0024e6d8"/>
    </style:style>
    <style:style style:name="T10" style:family="text">
      <style:text-properties officeooo:rsid="0025f033"/>
    </style:style>
    <style:style style:name="T11" style:family="text">
      <style:text-properties officeooo:rsid="0026e6ec"/>
    </style:style>
    <style:style style:name="T12" style:family="text">
      <style:text-properties officeooo:rsid="00277144"/>
    </style:style>
    <style:style style:name="T13" style:family="text">
      <style:text-properties officeooo:rsid="00294731"/>
    </style:style>
    <style:style style:name="T14" style:family="text">
      <style:text-properties fo:font-weight="bold" officeooo:rsid="00294731" style:font-weight-asian="bold" style:font-weight-complex="bold"/>
    </style:style>
    <style:style style:name="T15" style:family="text">
      <style:text-properties officeooo:rsid="002ba944"/>
    </style:style>
    <style:style style:name="T16" style:family="text">
      <style:text-properties officeooo:rsid="002bf11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2">Genitore</text:span><text:span text:style-name="T9"> visualizza</text:span><text:span text:style-name="T8"> event</text:span><text:span text:style-name="T13">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2">Iniziato da: </text:span><text:span text:style-name="T12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2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360924" text:style-name="Numerazione_20_UC">
              <text:list-item text:start-value="1">
                <text:p text:style-name="P13"><text:span text:style-name="T12">Il genitore </text:span><text:s/>accede alla sezione <text:span text:style-name="T5">Eventi</text:span><text:span text:style-name="T4"> <text:s/></text:span><text:span text:style-name="T13">(include </text:span><text:span text:style-name="T14">Visualizza lista eventi</text:span><text:span text:style-name="T13">)</text:span></text:p>
                <text:p text:style-name="P14"/>
              </text:list-item>
              <text:list-item>
                <text:p text:style-name="P14">Il sistema <text:span text:style-name="T3">visualizza</text:span> <text:span text:style-name="T6">la lista degli eventi <text:s/></text:span><text:span text:style-name="T11">inerenti al </text:span><text:span text:style-name="T12">genitore</text:span><text:span text:style-name="T11"> 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2">Il genitore</text:span><text:span text:style-name="T7"> </text:span><text:span text:style-name="T6">ha visualizzato </text:span><text:span text:style-name="T7">correttamente</text:span><text:span text:style-name="T4"> </text:span><text:span text:style-name="T6">la lista</text:span></text:p>
            <text:p text:style-name="P9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345756" text:style-name="L1">
              <text:list-header>
                <text:p text:style-name="P12">Nel caso di un errore <text:span text:style-name="T10">del sistema</text:span><text:span text:style-name="T7">,</text:span> <text:span text:style-name="T10">quest'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non dovrà richi<text:span text:style-name="T15">e</text:span>dere piu' di 5 secondi</text:p>
          </table:table-cell>
        </table:table-row>
      </table:table>
      <text:p text:style-name="P10"/>
      <text:p text:style-name="P11"><text:span text:style-name="T16">UC_H_46_genitore visualizza evento: Genitore visualizza ev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4M15S</meta:editing-duration>
    <meta:editing-cycles>33</meta:editing-cycles>
    <meta:generator>LibreOffice/3.6$Windows_x86 LibreOffice_project/da8c1e6-fd468f4-454e206-f42a4a9-143cfd</meta:generator>
    <dc:date>2012-10-22T23:31:06.75</dc:date>
    <meta:document-statistic meta:table-count="1" meta:image-count="0" meta:object-count="0" meta:page-count="1" meta:paragraph-count="18" meta:word-count="96" meta:character-count="664" meta:non-whitespace-character-count="584"/>
  </office:meta>
</office:document-meta>
</file>